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474001" table:style-name="ce1">
            <text:p>147400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76711" table:style-name="ce1">
            <text:p>147671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75309" table:style-name="ce1">
            <text:p>1475309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76149" table:style-name="ce1">
            <text:p>1476149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74112" table:style-name="ce1">
            <text:p>147411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74333" table:style-name="ce1">
            <text:p>147433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76299" table:style-name="ce1">
            <text:p>1476299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73567" table:style-name="ce1">
            <text:p>1473567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73905" table:style-name="ce1">
            <text:p>1473905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74844" table:style-name="ce1">
            <text:p>147484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74987" table:style-name="ce1">
            <text:p>1474987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74408" table:style-name="ce1">
            <text:p>147440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75083" table:style-name="ce1">
            <text:p>1475083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75021" table:style-name="ce1">
            <text:p>1475021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74968" table:style-name="ce1">
            <text:p>1474968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73713" table:style-name="ce1">
            <text:p>147371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73117" table:style-name="ce1">
            <text:p>1473117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73566" table:style-name="ce1">
            <text:p>147356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75178" table:style-name="ce1">
            <text:p>147517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74694" table:style-name="ce1">
            <text:p>147469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76074" table:style-name="ce1">
            <text:p>1476074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74920" table:style-name="ce1">
            <text:p>147492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74460" table:style-name="ce1">
            <text:p>1474460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73738" table:style-name="ce1">
            <text:p>1473738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75151" table:style-name="ce1">
            <text:p>1475151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76295" table:style-name="ce1">
            <text:p>1476295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76923" table:style-name="ce1">
            <text:p>1476923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76161" table:style-name="ce1">
            <text:p>147616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75460" table:style-name="ce1">
            <text:p>1475460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77235" table:style-name="ce1">
            <text:p>1477235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76395" table:style-name="ce1">
            <text:p>1476395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76579" table:style-name="ce1">
            <text:p>1476579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75812" table:style-name="ce1">
            <text:p>147581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72650" table:style-name="ce1">
            <text:p>147265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75030" table:style-name="ce1">
            <text:p>1475030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75449" table:style-name="ce1">
            <text:p>1475449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475536" table:style-name="ce1">
            <text:p>1475536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75341" table:style-name="ce1">
            <text:p>1475341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75026" table:style-name="ce1">
            <text:p>1475026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472934" table:style-name="ce1">
            <text:p>147293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72940" table:style-name="ce1">
            <text:p>1472940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474089" table:style-name="ce1">
            <text:p>1474089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75751" table:style-name="ce1">
            <text:p>1475751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73712" table:style-name="ce1">
            <text:p>1473712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74895" table:style-name="ce1">
            <text:p>1474895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73425" table:style-name="ce1">
            <text:p>1473425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76151" table:style-name="ce1">
            <text:p>1476151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74694" table:style-name="ce1">
            <text:p>1474694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476782" table:style-name="ce1">
            <text:p>1476782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477039" table:style-name="ce1">
            <text:p>1477039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75462" table:style-name="ce1">
            <text:p>1475462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76915" table:style-name="ce1">
            <text:p>1476915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475830" table:style-name="ce1">
            <text:p>1475830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475600" table:style-name="ce1">
            <text:p>147560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475251" table:style-name="ce1">
            <text:p>1475251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74264" table:style-name="ce1">
            <text:p>147426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77879" table:style-name="ce1">
            <text:p>1477879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476311" table:style-name="ce1">
            <text:p>1476311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474368" table:style-name="ce1">
            <text:p>1474368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74060" table:style-name="ce1">
            <text:p>147406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75648" table:style-name="ce1">
            <text:p>1475648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475263" table:style-name="ce1">
            <text:p>1475263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76401" table:style-name="ce1">
            <text:p>1476401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475087" table:style-name="ce1">
            <text:p>1475087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474927" table:style-name="ce1">
            <text:p>1474927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473798" table:style-name="ce1">
            <text:p>1473798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474392" table:style-name="ce1">
            <text:p>1474392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475129" table:style-name="ce1">
            <text:p>1475129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75853" table:style-name="ce1">
            <text:p>1475853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72714" table:style-name="ce1">
            <text:p>1472714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473537" table:style-name="ce1">
            <text:p>1473537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474966" table:style-name="ce1">
            <text:p>1474966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475989" table:style-name="ce1">
            <text:p>1475989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475443" table:style-name="ce1">
            <text:p>1475443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474243" table:style-name="ce1">
            <text:p>1474243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476013" table:style-name="ce1">
            <text:p>1476013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473103" table:style-name="ce1">
            <text:p>1473103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476165" table:style-name="ce1">
            <text:p>1476165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476882" table:style-name="ce1">
            <text:p>1476882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473926" table:style-name="ce1">
            <text:p>1473926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75717" table:style-name="ce1">
            <text:p>1475717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474637" table:style-name="ce1">
            <text:p>1474637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474017" table:style-name="ce1">
            <text:p>1474017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475450" table:style-name="ce1">
            <text:p>1475450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474362" table:style-name="ce1">
            <text:p>1474362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474865" table:style-name="ce1">
            <text:p>1474865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474658" table:style-name="ce1">
            <text:p>1474658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475763" table:style-name="ce1">
            <text:p>1475763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475816" table:style-name="ce1">
            <text:p>1475816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474755" table:style-name="ce1">
            <text:p>1474755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476764" table:style-name="ce1">
            <text:p>1476764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475406" table:style-name="ce1">
            <text:p>1475406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473854" table:style-name="ce1">
            <text:p>1473854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476032" table:style-name="ce1">
            <text:p>1476032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474098" table:style-name="ce1">
            <text:p>1474098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75540" table:style-name="ce1">
            <text:p>1475540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474356" table:style-name="ce1">
            <text:p>1474356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73368" table:style-name="ce1">
            <text:p>1473368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474612" table:style-name="ce1">
            <text:p>1474612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475174" table:style-name="ce1">
            <text:p>1475174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473704" table:style-name="ce1">
            <text:p>1473704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476394" table:style-name="ce1">
            <text:p>1476394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475220" table:style-name="ce1">
            <text:p>1475220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475378" table:style-name="ce1">
            <text:p>1475378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474534" table:style-name="ce1">
            <text:p>1474534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473352" table:style-name="ce1">
            <text:p>1473352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474914" table:style-name="ce1">
            <text:p>1474914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474401" table:style-name="ce1">
            <text:p>1474401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75674" table:style-name="ce1">
            <text:p>1475674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476341" table:style-name="ce1">
            <text:p>1476341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474183" table:style-name="ce1">
            <text:p>1474183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474744" table:style-name="ce1">
            <text:p>1474744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475667" table:style-name="ce1">
            <text:p>1475667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473026" table:style-name="ce1">
            <text:p>1473026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73616" table:style-name="ce1">
            <text:p>1473616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475337" table:style-name="ce1">
            <text:p>1475337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472024" table:style-name="ce1">
            <text:p>1472024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473305" table:style-name="ce1">
            <text:p>1473305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475808" table:style-name="ce1">
            <text:p>1475808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474296" table:style-name="ce1">
            <text:p>1474296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474244" table:style-name="ce1">
            <text:p>1474244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473829" table:style-name="ce1">
            <text:p>1473829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474442" table:style-name="ce1">
            <text:p>1474442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73236" table:style-name="ce1">
            <text:p>1473236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474586" table:style-name="ce1">
            <text:p>1474586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472574" table:style-name="ce1">
            <text:p>1472574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474282" table:style-name="ce1">
            <text:p>1474282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474937" table:style-name="ce1">
            <text:p>1474937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475685" table:style-name="ce1">
            <text:p>1475685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476823" table:style-name="ce1">
            <text:p>1476823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473125" table:style-name="ce1">
            <text:p>1473125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475077" table:style-name="ce1">
            <text:p>1475077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473469" table:style-name="ce1">
            <text:p>1473469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472479" table:style-name="ce1">
            <text:p>1472479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473264" table:style-name="ce1">
            <text:p>1473264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475613" table:style-name="ce1">
            <text:p>1475613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475601" table:style-name="ce1">
            <text:p>1475601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475346" table:style-name="ce1">
            <text:p>1475346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472920" table:style-name="ce1">
            <text:p>1472920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473305" table:style-name="ce1">
            <text:p>1473305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474378" table:style-name="ce1">
            <text:p>1474378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474062" table:style-name="ce1">
            <text:p>1474062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474914" table:style-name="ce1">
            <text:p>1474914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474927" table:style-name="ce1">
            <text:p>1474927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76064" table:style-name="ce1">
            <text:p>1476064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74818" table:style-name="ce1">
            <text:p>1474818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77037" table:style-name="ce1">
            <text:p>1477037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474696" table:style-name="ce1">
            <text:p>1474696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473340" table:style-name="ce1">
            <text:p>1473340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477133" table:style-name="ce1">
            <text:p>1477133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473227" table:style-name="ce1">
            <text:p>1473227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474537" table:style-name="ce1">
            <text:p>1474537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475072" table:style-name="ce1">
            <text:p>1475072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477172" table:style-name="ce1">
            <text:p>1477172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474493" table:style-name="ce1">
            <text:p>1474493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474002" table:style-name="ce1">
            <text:p>1474002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476478" table:style-name="ce1">
            <text:p>1476478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475398" table:style-name="ce1">
            <text:p>1475398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474797" table:style-name="ce1">
            <text:p>1474797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474698" table:style-name="ce1">
            <text:p>1474698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474244" table:style-name="ce1">
            <text:p>1474244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474327" table:style-name="ce1">
            <text:p>1474327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474409" table:style-name="ce1">
            <text:p>1474409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476427" table:style-name="ce1">
            <text:p>1476427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474803" table:style-name="ce1">
            <text:p>1474803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477229" table:style-name="ce1">
            <text:p>1477229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473022" table:style-name="ce1">
            <text:p>1473022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473537" table:style-name="ce1">
            <text:p>1473537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475082" table:style-name="ce1">
            <text:p>1475082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476817" table:style-name="ce1">
            <text:p>1476817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475040" table:style-name="ce1">
            <text:p>1475040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476934" table:style-name="ce1">
            <text:p>1476934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476549" table:style-name="ce1">
            <text:p>1476549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475046" table:style-name="ce1">
            <text:p>1475046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475382" table:style-name="ce1">
            <text:p>1475382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473336" table:style-name="ce1">
            <text:p>1473336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474390" table:style-name="ce1">
            <text:p>1474390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475175" table:style-name="ce1">
            <text:p>1475175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473444" table:style-name="ce1">
            <text:p>1473444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473081" table:style-name="ce1">
            <text:p>1473081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475547" table:style-name="ce1">
            <text:p>1475547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475487" table:style-name="ce1">
            <text:p>1475487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474924" table:style-name="ce1">
            <text:p>1474924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472990" table:style-name="ce1">
            <text:p>1472990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474037" table:style-name="ce1">
            <text:p>1474037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474335" table:style-name="ce1">
            <text:p>1474335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476877" table:style-name="ce1">
            <text:p>1476877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476660" table:style-name="ce1">
            <text:p>1476660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476161" table:style-name="ce1">
            <text:p>1476161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474575" table:style-name="ce1">
            <text:p>1474575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475811" table:style-name="ce1">
            <text:p>1475811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476879" table:style-name="ce1">
            <text:p>1476879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474029" table:style-name="ce1">
            <text:p>1474029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473322" table:style-name="ce1">
            <text:p>1473322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475210" table:style-name="ce1">
            <text:p>1475210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472563" table:style-name="ce1">
            <text:p>1472563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475508" table:style-name="ce1">
            <text:p>1475508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473977" table:style-name="ce1">
            <text:p>1473977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474568" table:style-name="ce1">
            <text:p>1474568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472448" table:style-name="ce1">
            <text:p>1472448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474655" table:style-name="ce1">
            <text:p>1474655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475045" table:style-name="ce1">
            <text:p>1475045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475709" table:style-name="ce1">
            <text:p>1475709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473804" table:style-name="ce1">
            <text:p>1473804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473251" table:style-name="ce1">
            <text:p>1473251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475849" table:style-name="ce1">
            <text:p>1475849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478178" table:style-name="ce1">
            <text:p>1478178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475223" table:style-name="ce1">
            <text:p>1475223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475145" table:style-name="ce1">
            <text:p>1475145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475304" table:style-name="ce1">
            <text:p>1475304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473573" table:style-name="ce1">
            <text:p>1473573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473882" table:style-name="ce1">
            <text:p>1473882</text:p>
          </table:table-cell>
          <table:table-cell table:style-name="ce1">
            <draw:frame xmlns:presentation="urn:oasis:names:tc:opendocument:xmlns:presentation:1.0" draw:z-index="1" draw:id="id0" draw:style-name="a0" draw:name="Chart 1" svg:x="0.80208in" svg:y="0.16732in" svg:width="11.8199in" svg:height="8.0015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472837" table:style-name="ce1">
            <text:p>1472837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476138" table:style-name="ce1">
            <text:p>1476138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476611" table:style-name="ce1">
            <text:p>1476611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473332" table:style-name="ce1">
            <text:p>1473332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477635" table:style-name="ce1">
            <text:p>1477635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474482" table:style-name="ce1">
            <text:p>1474482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475371" table:style-name="ce1">
            <text:p>1475371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474385" table:style-name="ce1">
            <text:p>1474385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474661" table:style-name="ce1">
            <text:p>1474661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474392" table:style-name="ce1">
            <text:p>1474392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476770" table:style-name="ce1">
            <text:p>1476770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474927" table:style-name="ce1">
            <text:p>1474927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475530" table:style-name="ce1">
            <text:p>1475530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476029" table:style-name="ce1">
            <text:p>1476029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477805" table:style-name="ce1">
            <text:p>1477805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474881" table:style-name="ce1">
            <text:p>1474881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475928" table:style-name="ce1">
            <text:p>1475928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472887" table:style-name="ce1">
            <text:p>1472887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475535" table:style-name="ce1">
            <text:p>1475535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473822" table:style-name="ce1">
            <text:p>1473822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473500" table:style-name="ce1">
            <text:p>1473500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475748" table:style-name="ce1">
            <text:p>1475748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475230" table:style-name="ce1">
            <text:p>1475230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476909" table:style-name="ce1">
            <text:p>1476909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475372" table:style-name="ce1">
            <text:p>1475372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476012" table:style-name="ce1">
            <text:p>1476012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474360" table:style-name="ce1">
            <text:p>1474360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474581" table:style-name="ce1">
            <text:p>1474581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476732" table:style-name="ce1">
            <text:p>1476732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474997" table:style-name="ce1">
            <text:p>1474997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476387" table:style-name="ce1">
            <text:p>1476387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474933" table:style-name="ce1">
            <text:p>1474933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473434" table:style-name="ce1">
            <text:p>1473434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473161" table:style-name="ce1">
            <text:p>1473161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475694" table:style-name="ce1">
            <text:p>1475694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473521" table:style-name="ce1">
            <text:p>1473521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474016" table:style-name="ce1">
            <text:p>1474016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474050" table:style-name="ce1">
            <text:p>1474050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473140" table:style-name="ce1">
            <text:p>1473140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475857" table:style-name="ce1">
            <text:p>1475857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474875" table:style-name="ce1">
            <text:p>1474875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476084" table:style-name="ce1">
            <text:p>1476084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476145" table:style-name="ce1">
            <text:p>1476145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472947" table:style-name="ce1">
            <text:p>147294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77578716" table:style-name="ce1">
            <text:p>377578716</text:p>
          </table:table-cell>
          <table:table-cell table:number-columns-repeated="16382"/>
        </table:table-row>
        <table:table-row table:number-rows-repeated="10483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a" number:country="DK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36" number:language="da" number:country="DK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GateHouse A/S</dc:creator>
    <dc:date>2012-10-22T14:15:52Z</dc:date>
    <meta:editing-cycles>1</meta:editing-cycles>
    <meta:editing-duration>PT2153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76.1133858267716pt" svg:width="851.0325984251969pt" chart:style-name="Crt0">
        <chart:legend chart:legend-position="end" chart:legend-align="center" chart:style-name="Lgnd"/>
        <chart:plot-area svg:x="31.39992125984252pt" svg:y="49.85889763779527pt" svg:width="708.9163779527558pt" svg:height="502.841417322834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rk1.$A$1:.$A$256"/>
          </chart:axis>
          <chart:series chart:values-cell-range-address="Ark1.$B$1:.$B$256" chart:class="chart:bar" chart:attached-axis="primary-y" chart:style-name="G0S0">
            <chart:data-point chart:repeated="25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